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200%"/>
    </style:style>
    <style:style style:name="P2" style:family="paragraph" style:parent-style-name="Text_20_body">
      <style:paragraph-properties fo:margin-left="0cm" fo:margin-right="0cm" fo:margin-top="0cm" fo:margin-bottom="0cm" style:contextual-spacing="false" fo:line-height="200%" fo:text-indent="0cm" style:auto-text-indent="false"/>
    </style:style>
    <style:style style:name="P3" style:family="paragraph" style:parent-style-name="Standard">
      <style:paragraph-properties fo:margin-top="0cm" fo:margin-bottom="0cm" style:contextual-spacing="false" fo:line-height="200%"/>
      <style:text-properties officeooo:rsid="000da05a" officeooo:paragraph-rsid="000da05a"/>
    </style:style>
    <style:style style:name="P4" style:family="paragraph" style:parent-style-name="Heading_20_1">
      <style:paragraph-properties fo:margin-left="0cm" fo:margin-top="0cm" fo:margin-bottom="0cm" style:contextual-spacing="false" fo:text-indent="0cm" style:auto-text-indent="false"/>
    </style:style>
    <style:style style:name="P5" style:family="paragraph" style:parent-style-name="Heading_20_2">
      <style:paragraph-properties fo:margin-left="0cm" fo:margin-top="0cm" fo:margin-bottom="0cm" style:contextual-spacing="false" fo:text-indent="0cm" style:auto-text-indent="false"/>
      <style:text-properties fo:font-size="12pt" style:font-size-asian="12pt" style:font-size-complex="12pt"/>
    </style:style>
    <style:style style:name="P6" style:family="paragraph" style:parent-style-name="Heading_20_2">
      <style:paragraph-properties fo:margin-left="0cm" fo:margin-top="0cm" fo:margin-bottom="0cm" style:contextual-spacing="false" fo:text-indent="0cm" style:auto-text-indent="false"/>
      <style:text-properties officeooo:rsid="000b566b" officeooo:paragraph-rsid="000b566b"/>
    </style:style>
    <style:style style:name="P7" style:family="paragraph" style:parent-style-name="Heading_20_2">
      <style:paragraph-properties fo:margin-left="0cm" fo:margin-top="0cm" fo:margin-bottom="0cm" style:contextual-spacing="false" fo:text-indent="0cm" style:auto-text-indent="false"/>
      <style:text-properties officeooo:rsid="005c84a4" officeooo:paragraph-rsid="005c84a4"/>
    </style:style>
    <style:style style:name="P8" style:family="paragraph" style:parent-style-name="Heading_20_2">
      <style:paragraph-properties fo:margin-left="0cm" fo:margin-top="0cm" fo:margin-bottom="0cm" style:contextual-spacing="false" fo:text-indent="0cm" style:auto-text-indent="false"/>
    </style:style>
    <style:style style:name="P9" style:family="paragraph" style:parent-style-name="Standard">
      <style:paragraph-properties fo:margin-left="0cm" fo:margin-top="0cm" fo:margin-bottom="0cm" style:contextual-spacing="false" fo:line-height="150%" fo:text-indent="0cm" style:auto-text-indent="false"/>
      <style:text-properties officeooo:paragraph-rsid="005c84a4"/>
    </style:style>
    <style:style style:name="P10" style:family="paragraph" style:parent-style-name="Standard">
      <style:paragraph-properties fo:margin-left="0cm" fo:margin-top="0cm" fo:margin-bottom="0cm" style:contextual-spacing="false" fo:line-height="15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1" style:family="paragraph" style:parent-style-name="Standard">
      <loext:graphic-properties draw:fill-gradient-name="gradient" draw:fill-hatch-name="hatch"/>
      <style:paragraph-properties fo:margin-left="0cm" fo:margin-top="0cm" fo:margin-bottom="0cm" style:contextual-spacing="false" fo:line-height="150%" fo:text-indent="0cm" style:auto-text-indent="false"/>
      <style:text-properties officeooo:rsid="005c84a4" officeooo:paragraph-rsid="003cb7be"/>
    </style:style>
    <style:style style:name="P12" style:family="paragraph" style:parent-style-name="Text_20_body" style:list-style-name="L1">
      <style:paragraph-properties fo:margin-top="0cm" fo:margin-bottom="0cm" style:contextual-spacing="false" fo:line-height="200%"/>
    </style:style>
    <style:style style:name="P13" style:family="paragraph" style:parent-style-name="Text_20_body" style:list-style-name="L2">
      <style:paragraph-properties fo:margin-left="0cm" fo:margin-top="0cm" fo:margin-bottom="0cm" style:contextual-spacing="false" fo:text-indent="0cm" style:auto-text-indent="false"/>
      <style:text-properties officeooo:rsid="001c39f5" officeooo:paragraph-rsid="001c39f5"/>
    </style:style>
    <style:style style:name="P14" style:family="paragraph" style:parent-style-name="Text_20_body" style:list-style-name="L3">
      <style:paragraph-properties fo:margin-left="0cm" fo:margin-top="0cm" fo:margin-bottom="0cm" style:contextual-spacing="false" fo:text-indent="0cm" style:auto-text-indent="false"/>
      <style:text-properties officeooo:rsid="001c39f5" officeooo:paragraph-rsid="001c39f5"/>
    </style:style>
    <style:style style:name="P15" style:family="paragraph" style:parent-style-name="Text_20_body" style:list-style-name="L4">
      <style:paragraph-properties fo:margin-left="0cm" fo:margin-top="0cm" fo:margin-bottom="0cm" style:contextual-spacing="false" fo:text-indent="0cm" style:auto-text-indent="false"/>
      <style:text-properties officeooo:rsid="001c39f5" officeooo:paragraph-rsid="001c39f5"/>
    </style:style>
    <style:style style:name="P16" style:family="paragraph" style:parent-style-name="Text_20_body" style:list-style-name="L5">
      <style:paragraph-properties fo:margin-left="0cm" fo:margin-top="0cm" fo:margin-bottom="0cm" style:contextual-spacing="false" fo:text-indent="0cm" style:auto-text-indent="false"/>
      <style:text-properties officeooo:rsid="001c39f5" officeooo:paragraph-rsid="001c39f5"/>
    </style:style>
    <style:style style:name="P17" style:family="paragraph" style:parent-style-name="Text_20_body" style:list-style-name="L4">
      <style:paragraph-properties fo:margin-left="0cm" fo:margin-top="0cm" fo:margin-bottom="0cm" style:contextual-spacing="false" fo:text-indent="0cm" style:auto-text-indent="false"/>
      <style:text-properties officeooo:paragraph-rsid="001c39f5"/>
    </style:style>
    <style:style style:name="P18" style:family="paragraph" style:parent-style-name="Text_20_body">
      <style:paragraph-properties fo:margin-left="0cm" fo:margin-top="0cm" fo:margin-bottom="0cm" style:contextual-spacing="false" fo:line-height="150%" fo:text-indent="0cm" style:auto-text-indent="false"/>
      <style:text-properties officeooo:paragraph-rsid="005c84a4"/>
    </style:style>
    <style:style style:name="P19" style:family="paragraph" style:parent-style-name="Text_20_body">
      <style:paragraph-properties fo:margin-left="0cm" fo:margin-top="0cm" fo:margin-bottom="0cm" style:contextual-spacing="false" fo:line-height="150%" fo:text-indent="0cm" style:auto-text-indent="false"/>
      <style:text-properties officeooo:paragraph-rsid="003cb7be"/>
    </style:style>
    <style:style style:name="P20" style:family="paragraph" style:parent-style-name="Text_20_body">
      <style:paragraph-properties fo:margin-left="0cm" fo:margin-top="0cm" fo:margin-bottom="0cm" style:contextual-spacing="false" fo:text-indent="0cm" style:auto-text-indent="false"/>
      <style:text-properties officeooo:paragraph-rsid="005c84a4"/>
    </style:style>
    <style:style style:name="P21" style:family="paragraph" style:parent-style-name="Text_20_body">
      <style:paragraph-properties fo:margin-left="0cm" fo:margin-top="0cm" fo:margin-bottom="0cm" style:contextual-spacing="false" fo:text-indent="0cm" style:auto-text-indent="false"/>
      <style:text-properties fo:font-size="12pt" officeooo:rsid="000f2fb1" officeooo:paragraph-rsid="0012c310" style:font-size-asian="12pt" style:font-size-complex="12pt"/>
    </style:style>
    <style:style style:name="P22" style:family="paragraph" style:parent-style-name="Text_20_body">
      <style:paragraph-properties fo:margin-left="0cm" fo:margin-top="0cm" fo:margin-bottom="0cm" style:contextual-spacing="false" fo:text-indent="0cm" style:auto-text-indent="false"/>
      <style:text-properties fo:font-size="12pt" officeooo:rsid="000c0074" officeooo:paragraph-rsid="000c0074" style:font-size-asian="12pt" style:font-size-complex="12pt"/>
    </style:style>
    <style:style style:name="P23" style:family="paragraph" style:parent-style-name="Text_20_body">
      <style:paragraph-properties fo:margin-left="0cm" fo:margin-top="0cm" fo:margin-bottom="0cm" style:contextual-spacing="false" fo:text-indent="0cm" style:auto-text-indent="false"/>
      <style:text-properties fo:font-size="12pt" officeooo:rsid="002abf13" officeooo:paragraph-rsid="00295d6c" style:font-size-asian="12pt" style:font-size-complex="12pt"/>
    </style:style>
    <style:style style:name="P24" style:family="paragraph" style:parent-style-name="Text_20_body">
      <style:paragraph-properties fo:margin-left="0cm" fo:margin-top="0cm" fo:margin-bottom="0cm" style:contextual-spacing="false" fo:text-indent="0cm" style:auto-text-indent="false"/>
      <style:text-properties fo:font-size="12pt" officeooo:rsid="00304b43" style:font-size-asian="12pt" style:font-size-complex="12pt"/>
    </style:style>
    <style:style style:name="P25" style:family="paragraph" style:parent-style-name="Text_20_body">
      <style:paragraph-properties fo:margin-left="0cm" fo:margin-top="0cm" fo:margin-bottom="0cm" style:contextual-spacing="false" fo:text-indent="0cm" style:auto-text-indent="false"/>
      <style:text-properties fo:font-size="12pt" officeooo:rsid="0048eaa6" officeooo:paragraph-rsid="0048eaa6" style:font-size-asian="12pt" style:font-size-complex="12pt"/>
    </style:style>
    <style:style style:name="P26" style:family="paragraph" style:parent-style-name="Text_20_body">
      <style:paragraph-properties fo:margin-left="0cm" fo:margin-top="0cm" fo:margin-bottom="0cm" style:contextual-spacing="false" fo:line-height="150%" fo:text-indent="0cm" style:auto-text-indent="false"/>
      <style:text-properties fo:font-size="12pt" officeooo:rsid="0033c4b9" officeooo:paragraph-rsid="005b770a" style:font-size-asian="12pt" style:font-size-complex="12pt"/>
    </style:style>
    <style:style style:name="P27" style:family="paragraph" style:parent-style-name="Text_20_body">
      <style:paragraph-properties fo:margin-left="0cm" fo:margin-top="0cm" fo:margin-bottom="0cm" style:contextual-spacing="false" fo:text-indent="0cm" style:auto-text-indent="false"/>
      <style:text-properties fo:font-size="12pt" officeooo:rsid="0033c4b9" officeooo:paragraph-rsid="0033c4b9" style:font-size-asian="12pt" style:font-size-complex="12pt"/>
    </style:style>
    <style:style style:name="P28" style:family="paragraph" style:parent-style-name="Text_20_body">
      <style:paragraph-properties fo:margin-left="0cm" fo:margin-top="0cm" fo:margin-bottom="0cm" style:contextual-spacing="false" fo:text-indent="0cm" style:auto-text-indent="false"/>
      <style:text-properties officeooo:rsid="000c0074" officeooo:paragraph-rsid="000c0074"/>
    </style:style>
    <style:style style:name="P29" style:family="paragraph" style:parent-style-name="Text_20_body">
      <style:paragraph-properties fo:margin-left="0cm" fo:margin-top="0cm" fo:margin-bottom="0cm" style:contextual-spacing="false" fo:line-height="150%" fo:text-indent="0cm" style:auto-text-indent="false"/>
      <style:text-properties officeooo:rsid="000c0074" officeooo:paragraph-rsid="003bf4b4"/>
    </style:style>
    <style:style style:name="P30" style:family="paragraph" style:parent-style-name="Text_20_body">
      <style:paragraph-properties fo:margin-left="0cm" fo:margin-top="0cm" fo:margin-bottom="0cm" style:contextual-spacing="false" fo:line-height="150%" fo:text-indent="0cm" style:auto-text-indent="false"/>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31" style:family="paragraph" style:parent-style-name="Text_20_body">
      <style:paragraph-properties fo:margin-left="0cm" fo:margin-top="0cm" fo:margin-bottom="0cm" style:contextual-spacing="false" fo:line-height="150%" fo:text-indent="0cm" style:auto-text-indent="false"/>
      <style:text-properties style:use-window-font-color="true" loext:opacity="0%" fo:font-size="12pt" fo:language="en" fo:country="CA" officeooo:rsid="003cb7be"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32" style:family="paragraph" style:parent-style-name="Text_20_body">
      <style:paragraph-properties fo:margin-left="0cm" fo:margin-top="0cm" fo:margin-bottom="0cm" style:contextual-spacing="false" fo:text-indent="0cm" style:auto-text-indent="false"/>
      <style:text-properties officeooo:paragraph-rsid="000c0074"/>
    </style:style>
    <style:style style:name="P33" style:family="paragraph" style:parent-style-name="Text_20_body">
      <style:paragraph-properties fo:margin-left="0cm" fo:margin-top="0cm" fo:margin-bottom="0cm" style:contextual-spacing="false" fo:text-indent="0cm" style:auto-text-indent="false"/>
      <style:text-properties officeooo:paragraph-rsid="00566834"/>
    </style:style>
    <style:style style:name="P34" style:family="paragraph" style:parent-style-name="Text_20_body">
      <style:paragraph-properties fo:margin-left="0cm" fo:margin-top="0cm" fo:margin-bottom="0cm" style:contextual-spacing="false" fo:text-indent="0cm" style:auto-text-indent="false"/>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3960" style:font-size-asian="12pt" style:font-size-complex="12pt"/>
    </style:style>
    <style:style style:name="T20" style:family="text">
      <style:text-properties fo:font-size="12pt" officeooo:rsid="003ef340" style:font-size-asian="12pt" style:font-size-complex="12pt"/>
    </style:style>
    <style:style style:name="T21" style:family="text">
      <style:text-properties fo:font-size="12pt" officeooo:rsid="00416975" style:font-size-asian="12pt" style:font-size-complex="12pt"/>
    </style:style>
    <style:style style:name="T22" style:family="text">
      <style:text-properties fo:font-size="12pt" officeooo:rsid="0043c641" style:font-size-asian="12pt" style:font-size-complex="12pt"/>
    </style:style>
    <style:style style:name="T23" style:family="text">
      <style:text-properties fo:font-size="12pt" officeooo:rsid="0044ca8c" style:font-size-asian="12pt" style:font-size-complex="12pt"/>
    </style:style>
    <style:style style:name="T24" style:family="text">
      <style:text-properties fo:font-size="12pt" officeooo:rsid="002d0b0e" style:font-size-asian="12pt" style:font-size-complex="12pt"/>
    </style:style>
    <style:style style:name="T25" style:family="text">
      <style:text-properties fo:font-size="12pt" officeooo:rsid="00304b43" style:font-size-asian="12pt" style:font-size-complex="12pt"/>
    </style:style>
    <style:style style:name="T26" style:family="text">
      <style:text-properties fo:font-size="12pt" officeooo:rsid="00471c0c" style:font-size-asian="12pt" style:font-size-complex="12pt"/>
    </style:style>
    <style:style style:name="T27" style:family="text">
      <style:text-properties fo:font-size="12pt" officeooo:rsid="00312896" style:font-size-asian="12pt" style:font-size-complex="12pt"/>
    </style:style>
    <style:style style:name="T28" style:family="text">
      <style:text-properties fo:font-size="12pt" officeooo:rsid="0048eaa6" style:font-size-asian="12pt" style:font-size-complex="12pt"/>
    </style:style>
    <style:style style:name="T29" style:family="text">
      <style:text-properties fo:font-size="12pt" officeooo:rsid="0031c5c9" style:font-size-asian="12pt" style:font-size-complex="12pt"/>
    </style:style>
    <style:style style:name="T30" style:family="text">
      <style:text-properties fo:font-size="12pt" officeooo:rsid="004986bd" style:font-size-asian="12pt" style:font-size-complex="12pt"/>
    </style:style>
    <style:style style:name="T31" style:family="text">
      <style:text-properties fo:font-size="12pt" officeooo:rsid="004e3f4b" style:font-size-asian="12pt" style:font-size-complex="12pt"/>
    </style:style>
    <style:style style:name="T32" style:family="text">
      <style:text-properties fo:font-size="12pt" officeooo:rsid="004ff910" style:font-size-asian="12pt" style:font-size-complex="12pt"/>
    </style:style>
    <style:style style:name="T33" style:family="text">
      <style:text-properties fo:font-size="12pt" officeooo:rsid="0051aecd" style:font-size-asian="12pt" style:font-size-complex="12pt"/>
    </style:style>
    <style:style style:name="T34" style:family="text">
      <style:text-properties officeooo:rsid="000c0074"/>
    </style:style>
    <style:style style:name="T35" style:family="text">
      <style:text-properties officeooo:rsid="001c39f5"/>
    </style:style>
    <style:style style:name="T36" style:family="text">
      <style:text-properties officeooo:rsid="0031dc40"/>
    </style:style>
    <style:style style:name="T37" style:family="text">
      <style:text-properties officeooo:rsid="003372a2"/>
    </style:style>
    <style:style style:name="T38" style:family="text">
      <style:text-properties officeooo:rsid="00352913"/>
    </style:style>
    <style:style style:name="T39" style:family="text">
      <style:text-properties style:use-window-font-color="true" loext:opacity="0%"/>
    </style:style>
    <style:style style:name="T40" style:family="text">
      <style:text-properties style:use-window-font-color="true" loext:opacity="0%" officeooo:rsid="003bf4b4"/>
    </style:style>
    <style:style style:name="T41" style:family="text">
      <style:text-properties style:use-window-font-color="true" loext:opacity="0%" officeooo:rsid="00044fe8"/>
    </style:style>
    <style:style style:name="T42" style:family="text">
      <style:text-properties style:use-window-font-color="true" loext:opacity="0%" officeooo:rsid="00230d29"/>
    </style:style>
    <style:style style:name="T43" style:family="text">
      <style:text-properties style:use-window-font-color="true" loext:opacity="0%" officeooo:rsid="009ded65"/>
    </style:style>
    <style:style style:name="T44" style:family="text">
      <style:text-properties style:use-window-font-color="true" loext:opacity="0%" officeooo:rsid="00ec1b22"/>
    </style:style>
    <style:style style:name="T45" style:family="text">
      <style:text-properties style:use-window-font-color="true" loext:opacity="0%" officeooo:rsid="00050701"/>
    </style:style>
    <style:style style:name="T46" style:family="text">
      <style:text-properties style:use-window-font-color="true" loext:opacity="0%" style:font-name="Liberation Serif" fo:font-size="12pt" fo:language="en" fo:country="CA" officeooo:rsid="009ded65" style:letter-kerning="true" style:font-name-asian="Noto Serif CJK SC" style:font-size-asian="12pt" style:language-asian="zh" style:country-asian="CN" style:font-name-complex="Lohit Devanagari1" style:font-size-complex="12pt" style:language-complex="hi" style:country-complex="IN"/>
    </style:style>
    <style:style style:name="T47"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48" style:family="text">
      <style:text-properties style:use-window-font-color="true" loext:opacity="0%" style:font-name="Liberation Serif"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49" style:family="text">
      <style:text-properties style:use-window-font-color="true" loext:opacity="0%" style:font-name="Liberation Serif"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50" style:family="text">
      <style:text-properties style:use-window-font-color="true" loext:opacity="0%" style:font-name="Liberation Serif"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51" style:family="text">
      <style:text-properties style:use-window-font-color="true" loext:opacity="0%" style:font-name="Liberation Serif"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52" style:family="text">
      <style:text-properties style:use-window-font-color="true" loext:opacity="0%" style:font-name="Liberation Serif"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53" style:family="text">
      <style:text-properties style:use-window-font-color="true" loext:opacity="0%" style:font-name="Liberation Serif" fo:font-size="12pt" fo:language="en" fo:country="CA"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54" style:family="text">
      <style:text-properties style:use-window-font-color="true" loext:opacity="0%" style:font-name="Liberation Serif"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55"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56" style:family="text">
      <style:text-properties style:use-window-font-color="true" loext:opacity="0%" style:font-name="Liberation Serif"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57" style:family="text">
      <style:text-properties style:use-window-font-color="true" loext:opacity="0%" fo:font-weight="normal" officeooo:rsid="003bf4b4" style:font-weight-asian="normal" style:font-weight-complex="normal"/>
    </style:style>
    <style:style style:name="T58" style:family="text">
      <style:text-properties style:use-window-font-color="true" loext:opacity="0%" fo:font-weight="normal" officeooo:rsid="009ded65" style:font-weight-asian="normal" style:font-weight-complex="normal"/>
    </style:style>
    <style:style style:name="T59" style:family="text">
      <style:text-properties style:use-window-font-color="true" loext:opacity="0%" fo:language="en" fo:country="US" fo:font-weight="normal" officeooo:rsid="009ded65" style:font-weight-asian="normal" style:font-weight-complex="normal"/>
    </style:style>
    <style:style style:name="T60" style:family="text">
      <style:text-properties style:use-window-font-color="true" loext:opacity="0%" fo:language="en" fo:country="US" fo:font-weight="normal" officeooo:rsid="00ec1b22" style:font-weight-asian="normal" style:font-weight-complex="normal"/>
    </style:style>
    <style:style style:name="T61" style:family="text">
      <style:text-properties style:use-window-font-color="true" loext:opacity="0%" officeooo:rsid="0136db0e"/>
    </style:style>
    <style:style style:name="T62" style:family="text">
      <style:text-properties style:use-window-font-color="true" loext:opacity="0%" officeooo:rsid="00ac6332"/>
    </style:style>
    <style:style style:name="T63" style:family="text">
      <style:text-properties style:use-window-font-color="true" loext:opacity="0%" officeooo:rsid="01056c7e"/>
    </style:style>
    <style:style style:name="T64"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65" style:family="text">
      <style:text-properties style:use-window-font-color="true" loext:opacity="0%" fo:font-size="12pt" fo:language="en" fo:country="CA" officeooo:rsid="0101ee40" style:letter-kerning="true" style:font-name-asian="Noto Serif CJK SC" style:font-size-asian="12pt" style:language-asian="zh" style:country-asian="CN" style:font-name-complex="Lohit Devanagari1" style:font-size-complex="12pt" style:language-complex="hi" style:country-complex="IN"/>
    </style:style>
    <style:style style:name="T66" style:family="text">
      <style:text-properties style:use-window-font-color="true" loext:opacity="0%" fo:font-size="12pt" fo:language="en" fo:country="CA" officeooo:rsid="004e7cd3" style:letter-kerning="true" style:font-name-asian="Noto Serif CJK SC" style:font-size-asian="12pt" style:language-asian="zh" style:country-asian="CN" style:font-name-complex="Lohit Devanagari1" style:font-size-complex="12pt" style:language-complex="hi" style:country-complex="IN"/>
    </style:style>
    <style:style style:name="T67" style:family="text">
      <style:text-properties style:use-window-font-color="true" loext:opacity="0%" fo:font-size="12pt" fo:language="en" fo:country="CA" officeooo:rsid="004d1d56" style:letter-kerning="true" style:font-name-asian="Noto Serif CJK SC" style:font-size-asian="12pt" style:language-asian="zh" style:country-asian="CN" style:font-name-complex="Lohit Devanagari1" style:font-size-complex="12pt" style:language-complex="hi" style:country-complex="IN"/>
    </style:style>
    <style:style style:name="T68" style:family="text">
      <style:text-properties style:use-window-font-color="true" loext:opacity="0%" fo:font-size="12pt" fo:language="en" fo:country="CA" officeooo:rsid="002704f0" style:letter-kerning="true" style:font-name-asian="Noto Serif CJK SC" style:font-size-asian="12pt" style:language-asian="zh" style:country-asian="CN" style:font-name-complex="Lohit Devanagari1" style:font-size-complex="12pt" style:language-complex="hi" style:country-complex="IN"/>
    </style:style>
    <style:style style:name="T69" style:family="text">
      <style:text-properties style:use-window-font-color="true" loext:opacity="0%"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70" style:family="text">
      <style:text-properties style:use-window-font-color="true" loext:opacity="0%" fo:font-size="12pt" fo:language="en" fo:country="CA" officeooo:rsid="004e6deb" style:letter-kerning="true" style:font-name-asian="Noto Serif CJK SC" style:font-size-asian="12pt" style:language-asian="zh" style:country-asian="CN" style:font-name-complex="Lohit Devanagari1" style:font-size-complex="12pt" style:language-complex="hi" style:country-complex="IN"/>
    </style:style>
    <style:style style:name="T71" style:family="text">
      <style:text-properties style:use-window-font-color="true" loext:opacity="0%" fo:font-size="12pt" fo:language="en" fo:country="CA" officeooo:rsid="00091421"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73" style:family="text">
      <style:text-properties style:use-window-font-color="true" loext:opacity="0%" fo:font-size="12pt" fo:language="en" fo:country="CA" officeooo:rsid="00ae5f32" style:letter-kerning="true" style:font-name-asian="Noto Serif CJK SC" style:font-size-asian="12pt" style:language-asian="zh" style:country-asian="CN" style:font-name-complex="Lohit Devanagari1" style:font-size-complex="12pt" style:language-complex="hi" style:country-complex="IN"/>
    </style:style>
    <style:style style:name="T74" style:family="text">
      <style:text-properties style:use-window-font-color="true" loext:opacity="0%"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75" style:family="text">
      <style:text-properties style:use-window-font-color="true" loext:opacity="0%" fo:font-size="12pt" fo:language="en" fo:country="CA" officeooo:rsid="00ac6332" style:letter-kerning="true" style:font-name-asian="Noto Serif CJK SC" style:font-size-asian="12pt" style:language-asian="zh" style:country-asian="CN" style:font-name-complex="Lohit Devanagari1" style:font-size-complex="12pt" style:language-complex="hi" style:country-complex="IN"/>
    </style:style>
    <style:style style:name="T76" style:family="text">
      <style:text-properties style:use-window-font-color="true" loext:opacity="0%"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77" style:family="text">
      <style:text-properties style:use-window-font-color="true" loext:opacity="0%"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78"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79" style:family="text">
      <style:text-properties style:use-window-font-color="true" loext:opacity="0%" fo:font-size="12pt" fo:language="en" fo:country="CA" officeooo:rsid="00458e9a"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0ee1023"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007265b"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officeooo:rsid="001e6ae7" style:letter-kerning="true" style:font-name-asian="Noto Serif CJK SC" style:font-size-asian="12pt" style:language-asian="zh" style:country-asian="CN" style:font-name-complex="Lohit Devanagari1" style:font-size-complex="12pt" style:language-complex="hi" style:country-complex="IN"/>
    </style:style>
    <style:style style:name="T86" style:family="text">
      <style:text-properties style:use-window-font-color="true" loext:opacity="0%" fo:font-size="12pt" fo:language="en" fo:country="CA" officeooo:rsid="0007e037" style:letter-kerning="true" style:font-name-asian="Noto Serif CJK SC" style:font-size-asian="12pt" style:language-asian="zh" style:country-asian="CN" style:font-name-complex="Lohit Devanagari1" style:font-size-complex="12pt" style:language-complex="hi" style:country-complex="IN"/>
    </style:style>
    <style:style style:name="T87" style:family="text">
      <style:text-properties style:use-window-font-color="true" loext:opacity="0%" fo:font-size="12pt" fo:language="en" fo:country="CA" officeooo:rsid="0007a011"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89" style:family="text">
      <style:text-properties style:use-window-font-color="true" loext:opacity="0%" fo:font-size="12pt" fo:language="en" fo:country="CA" fo:font-style="italic" officeooo:rsid="0007a011"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0" style:family="text">
      <style:text-properties style:use-window-font-color="true" loext:opacity="0%" fo:font-size="12pt" fo:language="en" fo:country="CA" fo:font-style="normal" officeooo:rsid="0007a011"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1" style:family="text">
      <style:text-properties style:use-window-font-color="true" loext:opacity="0%" fo:font-size="12pt" fo:language="en" fo:country="CA" fo:font-style="normal" officeooo:rsid="0007265b"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2" style:family="text">
      <style:text-properties style:use-window-font-color="true" loext:opacity="0%" fo:font-size="12pt" fo:language="en" fo:country="US" fo:font-weight="normal" officeooo:rsid="00ec1b22" style:letter-kerning="true" style:font-name-asian="Noto Serif CJK SC" style:font-size-asian="12pt" style:language-asian="zh" style:country-asian="CN" style:font-weight-asian="normal" style:font-name-complex="Lohit Devanagari1" style:font-size-complex="12pt" style:language-complex="hi" style:country-complex="IN" style:font-weight-complex="normal"/>
    </style:style>
    <style:style style:name="T93" style:family="text">
      <style:text-properties style:use-window-font-color="true" loext:opacity="0%" officeooo:rsid="00500131"/>
    </style:style>
    <style:style style:name="T94" style:family="text">
      <style:text-properties style:use-window-font-color="true" loext:opacity="0%" officeooo:rsid="0051e872"/>
    </style:style>
    <style:style style:name="T95" style:family="text">
      <style:text-properties style:use-window-font-color="true" loext:opacity="0%" officeooo:rsid="005c84a4"/>
    </style:style>
    <style:style style:name="T96"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7"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98"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99" style:family="text">
      <style:text-properties fo:font-variant="normal" fo:text-transform="none" style:text-position="0% 100%" fo:font-size="12pt" style:text-underline-style="none" fo:font-weight="normal" officeooo:rsid="0028182a" style:font-size-asian="12pt" style:font-size-complex="12pt"/>
    </style:style>
    <style:style style:name="T100" style:family="text">
      <style:text-properties fo:font-variant="normal" fo:text-transform="none" style:text-position="0% 100%" fo:font-size="12pt" style:text-underline-style="none" fo:font-weight="normal" officeooo:rsid="0019901b" style:font-size-asian="12pt" style:font-size-complex="12pt"/>
    </style:style>
    <style:style style:name="T101" style:family="text">
      <style:text-properties fo:font-variant="normal" fo:text-transform="none" style:text-position="0% 100%" fo:font-size="12pt" style:text-underline-style="none" fo:font-weight="normal" officeooo:rsid="002a5855" style:font-size-asian="12pt" style:font-size-complex="12pt"/>
    </style:style>
    <style:style style:name="T102" style:family="text">
      <style:text-properties fo:font-variant="normal" fo:text-transform="none" style:text-position="0% 100%" fo:font-size="12pt" style:text-underline-style="none" fo:font-weight="normal" officeooo:rsid="002d0b0e" style:font-size-asian="12pt" style:font-size-complex="12pt"/>
    </style:style>
    <style:style style:name="T103" style:family="text">
      <style:text-properties fo:font-variant="normal" fo:text-transform="none" style:text-position="0% 100%" fo:font-size="12pt" style:text-underline-style="none" fo:font-weight="normal" officeooo:rsid="00304b43" style:font-size-asian="12pt" style:font-size-complex="12pt"/>
    </style:style>
    <style:style style:name="T104" style:family="text">
      <style:text-properties fo:font-variant="normal" fo:text-transform="none" style:text-position="0% 100%" fo:font-size="12pt" style:text-underline-style="none" fo:font-weight="normal" officeooo:rsid="00312896" style:font-size-asian="12pt" style:font-size-complex="12pt"/>
    </style:style>
    <style:style style:name="T105" style:family="text">
      <style:text-properties fo:font-variant="normal" fo:text-transform="none" style:text-position="0% 100%" fo:font-size="12pt" style:text-underline-style="none" fo:font-weight="normal" officeooo:rsid="0031a315" style:font-size-asian="12pt" style:font-size-complex="12pt"/>
    </style:style>
    <style:style style:name="T106" style:family="text">
      <style:text-properties fo:font-variant="normal" fo:text-transform="none" style:text-position="0% 100%" fo:font-size="12pt" style:text-underline-style="none" fo:font-weight="normal" officeooo:rsid="0048eaa6" style:font-size-asian="12pt" style:font-size-complex="12pt"/>
    </style:style>
    <style:style style:name="T107" style:family="text">
      <style:text-properties fo:font-variant="normal" fo:text-transform="none" style:text-position="0% 100%" fo:font-size="12pt" style:text-underline-style="none" fo:font-weight="normal" officeooo:rsid="004986bd" style:font-size-asian="12pt" style:font-size-complex="12pt"/>
    </style:style>
    <style:style style:name="T108" style:family="text">
      <style:text-properties fo:font-variant="normal" fo:text-transform="none" style:text-position="0% 100%" fo:font-size="12pt" style:text-underline-style="none" fo:font-weight="normal" officeooo:rsid="0033c4b9" style:font-size-asian="12pt" style:font-size-complex="12pt"/>
    </style:style>
    <style:style style:name="T109" style:family="text">
      <style:text-properties fo:font-variant="normal" fo:text-transform="none" style:text-position="0% 100%" fo:font-size="12pt" style:text-underline-style="none" fo:font-weight="normal" officeooo:rsid="004ff910" style:font-size-asian="12pt" style:font-size-complex="12pt"/>
    </style:style>
    <style:style style:name="T110" style:family="text">
      <style:text-properties fo:font-variant="normal" fo:text-transform="none" style:text-position="0% 100%" fo:font-style="normal" style:text-underline-style="none" fo:font-weight="normal"/>
    </style:style>
    <style:style style:name="T111"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112" style:family="text">
      <style:text-properties fo:font-variant="normal" fo:text-transform="none" style:text-position="0% 100%" fo:font-style="italic" style:text-underline-style="none" fo:font-weight="normal" style:font-style-asian="italic"/>
    </style:style>
    <style:style style:name="T113" style:family="text">
      <style:text-properties fo:font-variant="normal" fo:text-transform="none" style:text-position="0% 100%" style:text-underline-style="none" fo:font-weight="normal"/>
    </style:style>
    <style:style style:name="T114" style:family="text">
      <style:text-properties fo:font-variant="normal" fo:text-transform="none" style:text-position="0% 100%" style:text-underline-style="none" fo:font-weight="normal" officeooo:rsid="004be878"/>
    </style:style>
    <style:style style:name="T115" style:family="text">
      <style:text-properties fo:font-variant="normal" fo:text-transform="none" style:text-position="0% 100%" style:text-underline-style="none" fo:font-weight="normal" officeooo:rsid="003372a2"/>
    </style:style>
    <style:style style:name="T116" style:family="text">
      <style:text-properties fo:font-variant="normal" fo:text-transform="none" style:text-position="0% 100%" style:text-underline-style="none" fo:font-weight="normal" officeooo:rsid="0039eba7"/>
    </style:style>
    <style:style style:name="T117" style:family="text">
      <style:text-properties fo:font-variant="normal" fo:text-transform="none" style:use-window-font-color="true" loext:opacity="0%" style:text-position="0% 100%" fo:font-style="normal" style:text-underline-style="none" fo:font-weight="normal" officeooo:rsid="003bf4b4"/>
    </style:style>
    <style:style style:name="T118"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19"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20" style:family="text">
      <style:text-properties fo:font-variant="normal" fo:text-transform="none" style:use-window-font-color="true" loext:opacity="0%" style:text-position="0% 100%" fo:font-size="12pt" fo:language="en" fo:country="CA" style:text-underline-style="none" fo:font-weight="normal"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121" style:family="text">
      <style:text-properties fo:font-variant="normal" fo:text-transform="none" style:use-window-font-color="true" loext:opacity="0%" style:text-position="0% 100%" style:text-underline-style="none" fo:font-weight="normal"/>
    </style:style>
    <style:style style:name="T122" style:family="text">
      <style:text-properties fo:font-variant="normal" fo:text-transform="none" style:use-window-font-color="true" loext:opacity="0%" style:text-position="0% 100%" style:text-underline-style="none" fo:font-weight="normal" officeooo:rsid="003bf4b4"/>
    </style:style>
    <style:style style:name="T123" style:family="text">
      <style:text-properties fo:font-variant="normal" fo:text-transform="none" style:use-window-font-color="true" loext:opacity="0%" style:text-position="0% 100%" style:text-underline-style="none" fo:font-weight="normal" officeooo:rsid="00500131"/>
    </style:style>
    <style:style style:name="T124" style:family="text">
      <style:text-properties officeooo:rsid="0036fd36"/>
    </style:style>
    <style:style style:name="T125" style:family="text">
      <style:text-properties officeooo:rsid="0039eba7"/>
    </style:style>
    <style:style style:name="T126" style:family="text">
      <style:text-properties officeooo:rsid="003a2ab5"/>
    </style:style>
    <style:style style:name="T127" style:family="text">
      <style:text-properties officeooo:rsid="003bf4b4"/>
    </style:style>
    <style:style style:name="T128" style:family="text">
      <style:text-properties fo:color="#000000" loext:opacity="100%"/>
    </style:style>
    <style:style style:name="T129" style:family="text">
      <style:text-properties fo:color="#000000" loext:opacity="100%" style:font-name="Liberation Serif" fo:font-size="12pt" fo:font-style="normal" fo:font-weight="normal" style:font-size-asian="12pt" style:font-style-asian="normal" style:font-weight-asian="normal"/>
    </style:style>
    <style:style style:name="T130"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31" style:family="text">
      <style:text-properties fo:color="#000000" loext:opacity="100%" officeooo:rsid="0137fe64"/>
    </style:style>
    <style:style style:name="T132" style:family="text">
      <style:text-properties officeooo:rsid="004be878"/>
    </style:style>
    <style:style style:name="T133" style:family="text">
      <style:text-properties officeooo:rsid="0031c5c9"/>
    </style:style>
    <style:style style:name="T134" style:family="text">
      <style:text-properties officeooo:rsid="004ff910"/>
    </style:style>
    <style:style style:name="T135" style:family="text">
      <style:text-properties officeooo:rsid="00500131"/>
    </style:style>
    <style:style style:name="T136" style:family="text">
      <style:text-properties officeooo:rsid="0051e872"/>
    </style:style>
    <style:style style:name="T137" style:family="text">
      <style:text-properties officeooo:rsid="005371e5"/>
    </style:style>
    <style:style style:name="T138" style:family="text">
      <style:text-properties officeooo:rsid="0055b6de"/>
    </style:style>
    <style:style style:name="T139" style:family="text">
      <style:text-properties officeooo:rsid="00566834"/>
    </style:style>
    <style:style style:name="T140" style:family="text">
      <style:text-properties officeooo:rsid="005846e9"/>
    </style:style>
    <style:style style:name="T141" style:family="text">
      <style:text-properties officeooo:rsid="00596947"/>
    </style:style>
    <style:style style:name="T142" style:family="text">
      <style:text-properties officeooo:rsid="005a014b"/>
    </style:style>
    <style:style style:name="T143" style:family="text">
      <style:text-properties officeooo:rsid="005a13f2"/>
    </style:style>
    <style:style style:name="T144" style:family="text">
      <style:text-properties officeooo:rsid="005c84a4"/>
    </style:style>
    <style:style style:name="T145" style:family="text">
      <style:text-properties fo:font-style="normal" fo:font-weight="normal" officeooo:rsid="00265d47" style:font-style-asian="normal" style:font-weight-asian="normal" style:font-style-complex="normal" style:font-weight-complex="normal"/>
    </style:style>
    <style:style style:name="T146" style:family="text">
      <style:text-properties fo:font-style="normal" fo:font-weight="normal" officeooo:rsid="005c84a4" style:font-style-asian="normal" style:font-weight-asian="normal" style:font-style-complex="normal" style:font-weight-complex="normal"/>
    </style:style>
    <style:style style:name="T147"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47">Introduction</text:span></text:h>
      <text:p text:style-name="P34"><text:span text:style-name="T147"/></text:p>
      <text:h text:style-name="P5" text:outline-level="2">The ecological niche</text:h>
      <text:p text:style-name="P34"><text:span text:style-name="T3">Every species</text:span><text:span text:style-name="T2"> </text:span><text:span text:style-name="T3">has requirements to persist in an environment. </text:span><text:span text:style-name="T22">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The ecological niche thus </text:span><text:span text:style-name="T23">encompass</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text:span><text:span text:style-name="T19">H</text:span><text:span text:style-name="T3">ow will species respond to the rapid environmental changes? </text:span></text:p>
      <text:p text:style-name="P21"/>
      <text:p text:style-name="P20"><text:span text:style-name="T4">The theory of the ecological niche integrates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focused on the relationships of species to abiotic factors in his seminal paper on the</text:span><text:span text:style-name="T5"> distribution of the California Trasher. </text:span><text:span text:style-name="T6">Grinnell</text:span><text:span text:style-name="T5"> </text:span><text:span text:style-name="T23">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20">predicted by </text:span><text:span text:style-name="T23">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3">(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0"> mathematical models and demonstrated in lab</text:span><text:span text:style-name="T6"> </text:span><text:span text:style-name="T20">experiments </text:span><text:span text:style-name="T6">by </text:span><text:span text:style-name="T23">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16">to Grinnell</text:span><text:span text:style-name="T6">,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view </text:span><text:span text:style-name="T14">successfully integrate the Grinnellian dimensions </text:span><text:span text:style-name="T13">of the niche </text:span><text:span text:style-name="T6">(environment</text:span><text:span text:style-name="T21">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99">(Chesson 2000; Letten </text:span><text:span text:style-name="T112">et al.</text:span><text:span text:style-name="T113">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99">(Godsoe </text:span><text:span text:style-name="T112">et al.</text:span><text:span text:style-name="T113">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22"/>
      <text:p text:style-name="P20"><text:span text:style-name="T14">However, </text:span><text:span text:style-name="T23">due to their dynamic nature, </text:span><text:span text:style-name="T6">the </text:span><text:span text:style-name="T14">integration of the</text:span><text:span text:style-name="T6"> Eltonian dimensions of the niche (relationships to other species)</text:span><text:span text:style-name="T13"> </text:span><text:span text:style-name="T14">in Hutchinson’s hypervolume framework proved to be more challenging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 </text:span><text:span text:style-name="T7">So, </text:span><text:span text:style-name="T14">more recent work </text:span><text:span text:style-name="T16">focused on</text:span><text:span text:style-name="T8"> integrat</text:span><text:span text:style-name="T16">ing</text:span><text:span text:style-name="T8"> the </text:span><text:soft-page-break/><text:span text:style-name="T8">Grinnellian and Eltonian niches to better understand </text:span><text:span text:style-name="T23">the distribution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98">(Sober</text:span><text:span text:style-name="T110">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3">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00">(Gravel </text:span><text:span text:style-name="T112">et al.</text:span><text:span text:style-name="T113">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ext:span><text:span text:style-name="T23">This integration raises new questions such as the signature of interactions on species distributions across scales.</text:span><text:span text:style-name="T15"> </text:span><text:span text:style-name="T23">Traditionally, s</text:span><text:span text:style-name="T15">pecies interactions </text:span><text:span text:style-name="T23">are</text:span><text:span text:style-name="T15"> believed to influence distribution of species at local scale, </text:span><text:span text:style-name="T23">whereas climate should drive regional scale distributions</text:span><text:span text:style-name="T15">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101">(Pearson &amp; Dawson 2003; Sober</text:span><text:span text:style-name="T113">ón 2007; Whittaker </text:span><text:span text:style-name="T112">et al.</text:span><text:span text:style-name="T113">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15">. </text:span><text:span text:style-name="T23">However, there are now evidence that</text:span><text:span text:style-name="T15"> the signature of species interactions </text:span><text:span text:style-name="T23">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01">(Ara</text:span><text:span text:style-name="T113">újo &amp; Rozenfeld 2014; Belmaker </text:span><text:span text:style-name="T112">et al.</text:span><text:span text:style-name="T113">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text:span><text:span text:style-name="T23">Although the importance of interactions at larger scale is still debated, it shows how different niche axes plays a role in shaping ecological communities.</text:span></text:p>
      <text:p text:style-name="P23"/>
      <text:p text:style-name="P20"><text:span text:style-name="T23">Of course, neutral processes also influence communities. F</text:span><text:span text:style-name="T24">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4">(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4">, </text:span><text:span text:style-name="T23">neutral theory</text:span><text:span text:style-name="T24"> suggest</text:span><text:span text:style-name="T23">s</text:span><text:span text:style-name="T24"> that biodiversity is structured in space and time not by ecological differences (growth, death, dispersion rates) among species but by stochastic elements (ecological drift). </text:span><text:span text:style-name="T23">Despite</text:span><text:span text:style-name="T24"> the </text:span><text:span text:style-name="T23">unrealistic </text:span><text:span text:style-name="T24">assumption of </text:span><text:span text:style-name="T23">perfect </text:span><text:span text:style-name="T24">equivalence </text:span><text:span text:style-name="T23">among species</text:span><text:span text:style-name="T24">, neutral theory successfully predict</text:span><text:span text:style-name="T23">s</text:span><text:span text:style-name="T24"> many properties of community structures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02">(Bell &amp; Schluter 2000; Canard </text:span><text:span text:style-name="T112">et al.</text:span><text:span text:style-name="T113">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4">. </text:span><text:span text:style-name="T16">Modern theories now recognized both n</text:span><text:span text:style-name="T24">iche and neutral processes </text:span><text:span text:style-name="T16">as central in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3">and</text:span><text:span text:style-name="T24"> play roles in explaining ecological succession, </text:span><text:span text:style-name="T23">dynamics</text:span><text:span text:style-name="T24">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02">(Gravel </text:span><text:span text:style-name="T112">et al.</text:span><text:span text:style-name="T113"> 2006; Morales-Castilla </text:span><text:span text:style-name="T112">et al.</text:span><text:span text:style-name="T113"> 2015; Poisot </text:span><text:span text:style-name="T112">et al.</text:span><text:span text:style-name="T113">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4">.</text:span></text:p>
      <text:h text:style-name="P8" text:outline-level="2"/>
      <text:h text:style-name="P8" text:outline-level="2">Biogeography</text:h>
      <text:p text:style-name="P20"><text:span text:style-name="T25">Biogeography, the study of </text:span><text:span text:style-name="T17">how biodiversity is</text:span><text:span text:style-name="T25"> distribut</text:span><text:span text:style-name="T17">ed</text:span><text:span text:style-name="T25">, is arguably </text:span><text:span text:style-name="T17">one of </text:span><text:span text:style-name="T25">the </text:span><text:span text:style-name="T17">subfield</text:span><text:span text:style-name="T25"> of ecology that was the most </text:span><text:span text:style-name="T26">influenced</text:span><text:span text:style-name="T25"> by niche theory. Based on the niche formalism,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5">(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5">. Correlative species distribution models quantify species niches by relating observed species presences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5">(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5">. However, the relationship between species niche and what species distribution describe is unclear. On the one hand, they rely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03">(Booth </text:span><text:span text:style-name="T112">et al.</text:span><text:span text:style-name="T113">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5">. On the other hand, most species distribution models fail to account for other factors influencing species distribution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03">(Ara</text:span><text:span text:style-name="T113">újo &amp; Guisan 2006; Godsoe </text:span><text:span text:style-name="T112">et al.</text:span><text:span text:style-name="T113">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5">. This later shortfall has been one of the main critique of </text:span><text:span text:style-name="T30">species distribution models</text:span><text:span text:style-name="T25">, </text:span><text:span text:style-name="T27">especially for </text:span><text:span text:style-name="T30">spatial and temporal</text:span><text:span text:style-name="T27">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04">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7">. </text:span><text:soft-page-break/><text:span text:style-name="T26">M</text:span><text:span text:style-name="T25">ethods have </text:span><text:span text:style-name="T27">introduced dispersal limitations and biotic interactions into models </text:span><text:span text:style-name="T26">either directly or indirectly</text:span><text:span text:style-name="T27">, but </text:span><text:span text:style-name="T26">these are often hard to implement with the data available</text:span><text:span text:style-name="T27">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04">(Engler &amp; Guisan 2009; Pollock </text:span><text:span text:style-name="T112">et al.</text:span><text:span text:style-name="T113"> 2014; Shipley </text:span><text:span text:style-name="T112">et al.</text:span><text:span text:style-name="T113"> 2022; Staniczenko </text:span><text:span text:style-name="T112">et al.</text:span><text:span text:style-name="T113">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5">. </text:span><text:span text:style-name="T27">Regardless </text:span><text:span text:style-name="T28">of </text:span><text:span text:style-name="T30">existing</text:span><text:span text:style-name="T28"> limitations</text:span><text:span text:style-name="T27">, </text:span><text:span text:style-name="T30">species distribution models</text:span><text:span text:style-name="T27"> have proved to be instrumental to understanding many spatial and temporal patterns we observed, </text:span><text:span text:style-name="T26">fill knowledge gaps, </text:span><text:span text:style-name="T27">and is now a crucial </text:span><text:span text:style-name="T26">tool </text:span><text:span text:style-name="T27">in conservation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04">(Guisan </text:span><text:span text:style-name="T112">et al.</text:span><text:span text:style-name="T113"> 2013; Pollock </text:span><text:span text:style-name="T112">et al.</text:span><text:span text:style-name="T113">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7">.</text:span><text:span text:style-name="T25"> </text:span></text:p>
      <text:p text:style-name="P24"/>
      <text:p text:style-name="P20"><text:span text:style-name="T17">The history of biogeography can be traced back to the work of Alexander von Humbol</text:span><text:span text:style-name="T28">d</text:span><text:span text:style-name="T17">t. In his 1807 essay, Humbol</text:span><text:span text:style-name="T28">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05">(Humboldt </text:span><text:span text:style-name="T112">et al.</text:span><text:span text:style-name="T113">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8">Mechanisms </text:span><text:span text:style-name="T17">explaining this </text:span><text:span text:style-name="T28">latitudinal gradient</text:span><text:span text:style-name="T17"> </text:span><text:span text:style-name="T28">of diversity </text:span><text:span text:style-name="T17">would be proposed </text:span><text:span text:style-name="T28">only </text:span><text:span text:style-name="T17">centuries after Humbol</text:span><text:span text:style-name="T28">d</text:span><text:span text:style-name="T17">t’</text:span><text:span text:style-name="T28">s</text:span><text:span text:style-name="T17"> work, </text:span><text:span text:style-name="T28">and are still subject of debate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06">(Mittelbach </text:span><text:span text:style-name="T112">et al.</text:span><text:span text:style-name="T113">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pioneer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raphic regions based on the distribution of species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05">(Holt </text:span><text:span text:style-name="T112">et al.</text:span><text:span text:style-name="T113">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8">two seminal work </text:span><text:span text:style-name="T17">lead the way for the research of </text:span><text:span text:style-name="T30">other </text:span><text:span text:style-name="T17">generalities </text:span><text:span text:style-name="T28">and peculiarities of</text:span><text:span text:style-name="T17"> </text:span><text:span text:style-name="T28">how the diversity of life distribute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06">Understanding how these patterns emerge have been among the most fruitful avenue to enhance our understanding of how communities assemble, persist and function</text:span><text:span text:style-name="T28">.</text:span></text:p>
      <text:p text:style-name="P25"/>
      <text:p text:style-name="P20"><text:span text:style-name="T29">Other </text:span><text:span text:style-name="T30">notable</text:span><text:span text:style-name="T29"> geographic patterns </text:span><text:span text:style-name="T30">are so widespread that they have been named ecogeographic</text:span><text:span text:style-name="T29"> “rules”. One of such rules is the latitudinal diversity gradient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9">(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9">. </text:span><text:span text:style-name="T30">Some of the s</text:span><text:span text:style-name="T29">uggested explanations </text:span><text:span text:style-name="T30">for this pattern </text:span><text:span text:style-name="T29">are </text:span><text:span text:style-name="T30">the effect of higher productivity and stability of the climate in the tropics on speciation rates, niche partitioning, specialization and biotic interactions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07">(Mittelbach </text:span><text:span text:style-name="T112">et al.</text:span><text:span text:style-name="T113"> 2007; Pontarp </text:span><text:span text:style-name="T112">et al.</text:span><text:span text:style-name="T113">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9">. </text:span><text:span text:style-name="T30">Another</text:span><text:span text:style-name="T29"> gradient of longstanding interest is the relationship between body mass and latitude.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9">(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9">,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9">(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9">. </text:span><text:span text:style-name="T30">Although the exact reason for this gradient to emerge are still debated, it is usually believed that larger body size animals have better heat retention, allowing them to perform better in colder environments than smaller individuals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07">(Blackburn </text:span><text:span text:style-name="T112">et al.</text:span><text:span text:style-name="T113">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30">. <text:s/>It has now been extended to the relationship </text:span><text:soft-page-break/><text:span text:style-name="T30">between size and latitude, for ectotherms, and across closely related species (as was originally proposed by Bergmann; Blackburn et al., 1999).</text:span></text:p>
      <text:p text:style-name="P34"/>
      <text:p text:style-name="P20"><text:span text:style-name="T132">A</text:span><text:span text:style-name="T133"> recent </text:span><text:span text:style-name="T132">development</text:span><text:span text:style-name="T133"> of bio</text:span><text:span text:style-name="T36">geo</text:span><text:span text:style-name="T133">graphy is to extend from focusing solely on the distribution of organisms to distribution of interactions and the ecological network they form</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13">(Windsor </text:span><text:span text:style-name="T112">et al.</text:span><text:span text:style-name="T113">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33">. </text:span><text:span text:style-name="T36">Interaction network</text:span><text:span text:style-name="T132">s</text:span><text:span text:style-name="T36"> can vary through two main processes: (1) changes in community composition, and (2) changes in the functional relationships between interacting species (e.g., 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13">(Poisot </text:span><text:span text:style-name="T112">et al.</text:span><text:span text:style-name="T113">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36">.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13">(Pellissier </text:span><text:span text:style-name="T112">et al.</text:span><text:span text:style-name="T113">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36">, </text:span><text:span text:style-name="T37">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13">(Saravia </text:span><text:span text:style-name="T112">et al.</text:span><text:span text:style-name="T113">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36">,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13">(Galiana </text:span><text:span text:style-name="T112">et al.</text:span><text:span text:style-name="T113">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36">, </text:span><text:span text:style-name="T132">or </text:span><text:span text:style-name="T36">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13">(Poisot </text:span><text:span text:style-name="T112">et al.</text:span><text:span text:style-name="T113">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36">. </text:span><text:span text:style-name="T37">Based on previous knowledge on species biogeography and on how species interaction network are structured, it is possible to make predictions on how network properties 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15">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37"> </text:span><text:span text:style-name="T132">but</text:span><text:span text:style-name="T37"> the empirical investigation on these patterns are still rare (</text:span><text:span text:style-name="T132">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14">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37">). </text:span></text:p>
      <text:h text:style-name="P8" text:outline-level="2"/>
      <text:h text:style-name="P8" text:outline-level="2">Relations between species traits and niche </text:h>
      <text:p text:style-name="P20"><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08">(Violle </text:span><text:span text:style-name="T112">et al.</text:span><text:span text:style-name="T113">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functional traits evolved as a function of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08">(Reich </text:span><text:span text:style-name="T112">et al.</text:span><text:span text:style-name="T113">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2">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09">(Funk </text:span><text:span text:style-name="T112">et al.</text:span><text:span text:style-name="T113">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2">, there are ample evidence of traits relating to animal responses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09">(Vandewalle </text:span><text:span text:style-name="T112">et al.</text:span><text:span text:style-name="T113">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2">and impact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09">(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2"> to the environment. </text:span><text:span text:style-name="T31">Therefore, f</text:span><text:span text:style-name="T18">unctional traits </text:span><text:span text:style-name="T32">are directly</text:span><text:span text:style-name="T31">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08">(McGill </text:span><text:span text:style-name="T112">et al.</text:span><text:span text:style-name="T113">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8"> </text:span><text:span text:style-name="T31">providing insights into the role of niche differentiation and environmental filtering for</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08">(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1">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08">(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volume, packing, and overlap of functional trait space across scale</text:span><text:span text:style-name="T31">s</text:span><text:span text:style-name="T18"> could test different hypotheses for the latitudinal gradient in species richness. </text:span><text:span text:style-name="T32">A clear benefit of traits is that, unlike species niches, they can be directly measured, providing a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09">(Kearney </text:span><text:span text:style-name="T112">et al.</text:span><text:span text:style-name="T113">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13">.</text:span></text:p>
      <text:p text:style-name="P27"/>
      <text:p text:style-name="P34"><text:span text:style-name="T18">Given that species with similar traits should </text:span><text:span text:style-name="T32">share similar response to the environment</text:span><text:span text:style-name="T18">, we expect traits to improve prediction of species distributions </text:span><text:span text:style-name="T32">and predict responses to </text:span><text:soft-page-break/><text:span text:style-name="T32">environmental changes</text:span><text:span text:style-name="T18">.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08">(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hese trait-based predictions gives a better mechanistic understanding of how traits influence species distributions, but it have been shown to help transfer </text:span><text:span text:style-name="T32">model 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08">(Vesk </text:span><text:span text:style-name="T112">et al.</text:span><text:span text:style-name="T113">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2"> Functional traits can also predicted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09">(Pacifici </text:span><text:span text:style-name="T112">et al.</text:span><text:span text:style-name="T113">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34">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09">(Griffin-Nolan </text:span><text:span text:style-name="T112">et al.</text:span><text:span text:style-name="T113">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 <text:span text:style-name="T32"><text:s/></text:span><text:span text:style-name="T33">Trait-based predictions are thus useful to fill gaps on the distribution and responses to abiotic factors for species and ecosystems we know little about.</text:span></text:p>
      <text:p text:style-name="P26"/>
      <text:p text:style-name="P34"><text:span text:style-name="T18">Species sharing similar traits should also share similar interactions. For example, while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08">(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3">s</text:span><text:span text:style-name="T18"> (species sharing similar </text:span><text:span text:style-name="T33">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08">(Bartomeus </text:span><text:span text:style-name="T112">et al.</text:span><text:span text:style-name="T113"> 2016; Gravel </text:span><text:span text:style-name="T112">et al.</text:span><text:span text:style-name="T113">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08">(Morales-Castilla </text:span><text:span text:style-name="T112">et al.</text:span><text:span text:style-name="T113">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ese types of model have been proved to predict accurately possible species interactions for a number of ecosystems, taxa, and interaction type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08">(Brousseau </text:span><text:span text:style-name="T112">et al.</text:span><text:span text:style-name="T113"> 2018; Laigle </text:span><text:span text:style-name="T112">et al.</text:span><text:span text:style-name="T113"> 2018; Pichler </text:span><text:span text:style-name="T112">et al.</text:span><text:span text:style-name="T113"> 2020; Pomeranz </text:span><text:span text:style-name="T112">et al.</text:span><text:span text:style-name="T113">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Again, such trait-based model </text:span><text:span text:style-name="T33">offer</text:span><text:span text:style-name="T18"> </text:span><text:span text:style-name="T33">a </text:span><text:span text:style-name="T18">prom</text:span><text:span text:style-name="T33">i</text:span><text:span text:style-name="T18">sing to gain mechanistic understanding of how traits relate to niches, and to fill some of the knowledge gaps about how species interact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08">(Hortal </text:span><text:span text:style-name="T112">et al.</text:span><text:span text:style-name="T113">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h text:style-name="P6" text:outline-level="2"/>
      <text:h text:style-name="P6" text:outline-level="2">Trophic interactions and food webs</text:h>
      <text:p text:style-name="P20"><text:span text:style-name="T93">One type of species interactions are trophic interactions, where a predator species feeds on a prey species. 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23">(Lindeman 1942; Thompson </text:span><text:span text:style-name="T112">et al.</text:span><text:span text:style-name="T113">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93">. For example, t</text:span>he identity, strength and organization of <text:span text:style-name="T135">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13">(Wisz </text:span><text:span text:style-name="T112">et al.</text:span><text:span text:style-name="T113">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96">(Ekl</text:span><text:span text:style-name="T110">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96">, </text:span><text:span text:style-name="T97">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97">(Gounand </text:span><text:span text:style-name="T112">et al.</text:span><text:span text:style-name="T113">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97">. </text:span><text:span text:style-name="T39">Because food webs integrate biodiversity and ecosystem function, </text:span><text:span text:style-name="T94">conserving</text:span><text:span text:style-name="T39"> their structure and the underlying trophic interactions </text:span><text:span text:style-name="T94">should</text:span><text:span text:style-name="T39"> protect the </text:span><text:soft-page-break/><text:span text:style-name="T39">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21">(Harvey </text:span><text:span text:style-name="T112">et al.</text:span><text:span text:style-name="T113">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36">For example, investigating the position of a species within a food web inform on its role within the community and help anticipate secondary extinction </text:span><text:s/><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13">(Cirtwill </text:span><text:span text:style-name="T112">et al.</text:span><text:span text:style-name="T113"> 2018; McDonald-Madden </text:span><text:span text:style-name="T112">et al.</text:span><text:span text:style-name="T113">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34"/>
      <text:p text:style-name="P20"><text:span text:style-name="T124">The collection of trophic interactions of a community forms the food web. This food web has emerging properties,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13">(Delmas </text:span><text:span text:style-name="T112">et al.</text:span><text:span text:style-name="T113"> 2019; Pimm </text:span><text:span text:style-name="T112">et al.</text:span><text:span text:style-name="T113">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24">. </text:span><text:span text:style-name="T125">This structure have important implications on the communities, such as how it may respond to disturbance </text:span><text:reference-mark-start text:name="ZOTERO_ITEM CSL_CITATION {&quot;citationID&quot;:&quot;0hpDWSrB&quot;,&quot;properties&quot;:{&quot;formattedCitation&quot;:&quot;(Allesina {\\i{}et al.} 2015)&quot;,&quot;plainCitation&quot;:&quot;(Allesina et al. 2015)&quot;,&quot;noteIndex&quot;:0},&quot;citationItems&quot;:[{&quot;id&quot;:3247,&quot;uris&quot;:[&quot;http://zotero.org/users/7057764/items/ZHB2XRQ8&quot;],&quot;itemData&quot;:{&quot;id&quot;:3247,&quot;type&quot;:&quot;article-journal&quot;,&quot;abstract&quot;:&quot;The stability of ecological systems has been a long-standing focus of ecology. Recently, tools from random matrix theory have identified the main drivers of stability in ecological communities whose network structure is random. However, empirical food webs differ greatly from random graphs. For example, their degree distribution is broader, they contain few trophic cycles, and they are almost interval. Here we derive an approximation for the stability of food webs whose structure is generated by the cascade model, in which ‘larger’ species consume ‘smaller’ ones. We predict the stability of these food webs with great accuracy, and our approximation also works well for food webs whose structure is determined empirically or by the niche model. We find that intervality and broad degree distributions tend to stabilize food webs, and that average interaction strength has little influence on stability, compared with the effect of variance and correlation.&quot;,&quot;container-title&quot;:&quot;Nature Communications&quot;,&quot;DOI&quot;:&quot;10.1038/ncomms8842&quot;,&quot;ISSN&quot;:&quot;2041-1723&quot;,&quot;issue&quot;:&quot;1&quot;,&quot;journalAbbreviation&quot;:&quot;Nat Commun&quot;,&quot;language&quot;:&quot;en&quot;,&quot;license&quot;:&quot;2015 The Author(s)&quot;,&quot;note&quot;:&quot;number: 1\npublisher: Nature Publishing Group&quot;,&quot;page&quot;:&quot;7842&quot;,&quot;source&quot;:&quot;www.nature.com&quot;,&quot;title&quot;:&quot;Predicting the stability of large structured food webs&quot;,&quot;volume&quot;:&quot;6&quot;,&quot;author&quot;:[{&quot;family&quot;:&quot;Allesina&quot;,&quot;given&quot;:&quot;Stefano&quot;},{&quot;family&quot;:&quot;Grilli&quot;,&quot;given&quot;:&quot;Jacopo&quot;},{&quot;family&quot;:&quot;Barabás&quot;,&quot;given&quot;:&quot;György&quot;},{&quot;family&quot;:&quot;Tang&quot;,&quot;given&quot;:&quot;Si&quot;},{&quot;family&quot;:&quot;Aljadeff&quot;,&quot;given&quot;:&quot;Johnatan&quot;},{&quot;family&quot;:&quot;Maritan&quot;,&quot;given&quot;:&quot;Amos&quot;}],&quot;issued&quot;:{&quot;date-parts&quot;:[[&quot;2015&quot;,7,22]]}}}],&quot;schema&quot;:&quot;https://github.com/citation-style-language/schema/raw/master/csl-citation.json&quot;} RNDnFJEQBXJkU"/><text:span text:style-name="T113">(Allesina </text:span><text:span text:style-name="T112">et al.</text:span><text:span text:style-name="T113"> 2015)</text:span><text:reference-mark-end text:name="ZOTERO_ITEM CSL_CITATION {&quot;citationID&quot;:&quot;0hpDWSrB&quot;,&quot;properties&quot;:{&quot;formattedCitation&quot;:&quot;(Allesina {\\i{}et al.} 2015)&quot;,&quot;plainCitation&quot;:&quot;(Allesina et al. 2015)&quot;,&quot;noteIndex&quot;:0},&quot;citationItems&quot;:[{&quot;id&quot;:3247,&quot;uris&quot;:[&quot;http://zotero.org/users/7057764/items/ZHB2XRQ8&quot;],&quot;itemData&quot;:{&quot;id&quot;:3247,&quot;type&quot;:&quot;article-journal&quot;,&quot;abstract&quot;:&quot;The stability of ecological systems has been a long-standing focus of ecology. Recently, tools from random matrix theory have identified the main drivers of stability in ecological communities whose network structure is random. However, empirical food webs differ greatly from random graphs. For example, their degree distribution is broader, they contain few trophic cycles, and they are almost interval. Here we derive an approximation for the stability of food webs whose structure is generated by the cascade model, in which ‘larger’ species consume ‘smaller’ ones. We predict the stability of these food webs with great accuracy, and our approximation also works well for food webs whose structure is determined empirically or by the niche model. We find that intervality and broad degree distributions tend to stabilize food webs, and that average interaction strength has little influence on stability, compared with the effect of variance and correlation.&quot;,&quot;container-title&quot;:&quot;Nature Communications&quot;,&quot;DOI&quot;:&quot;10.1038/ncomms8842&quot;,&quot;ISSN&quot;:&quot;2041-1723&quot;,&quot;issue&quot;:&quot;1&quot;,&quot;journalAbbreviation&quot;:&quot;Nat Commun&quot;,&quot;language&quot;:&quot;en&quot;,&quot;license&quot;:&quot;2015 The Author(s)&quot;,&quot;note&quot;:&quot;number: 1\npublisher: Nature Publishing Group&quot;,&quot;page&quot;:&quot;7842&quot;,&quot;source&quot;:&quot;www.nature.com&quot;,&quot;title&quot;:&quot;Predicting the stability of large structured food webs&quot;,&quot;volume&quot;:&quot;6&quot;,&quot;author&quot;:[{&quot;family&quot;:&quot;Allesina&quot;,&quot;given&quot;:&quot;Stefano&quot;},{&quot;family&quot;:&quot;Grilli&quot;,&quot;given&quot;:&quot;Jacopo&quot;},{&quot;family&quot;:&quot;Barabás&quot;,&quot;given&quot;:&quot;György&quot;},{&quot;family&quot;:&quot;Tang&quot;,&quot;given&quot;:&quot;Si&quot;},{&quot;family&quot;:&quot;Aljadeff&quot;,&quot;given&quot;:&quot;Johnatan&quot;},{&quot;family&quot;:&quot;Maritan&quot;,&quot;given&quot;:&quot;Amos&quot;}],&quot;issued&quot;:{&quot;date-parts&quot;:[[&quot;2015&quot;,7,22]]}}}],&quot;schema&quot;:&quot;https://github.com/citation-style-language/schema/raw/master/csl-citation.json&quot;} RNDnFJEQBXJkU"/><text:span text:style-name="T125">.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25">(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25">. This inspired decades of work finding how some of the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25">(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25">. Another example </text:span><text:span text:style-name="T140">of how food web structure influence communities how network complementary</text:span><text:span text:style-name="T125"> (species partitioning resources and enemies) increase ecosystem productivity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13">(Poisot </text:span><text:span text:style-name="T112">et al.</text:span><text:span text:style-name="T113">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25">. </text:span><text:span text:style-name="T140">Thus, it is not only the number and identity of trophic interactions that matters, but also how they are organised among species.</text:span></text:p>
      <text:p text:style-name="P34"/>
      <text:p text:style-name="P20">Yet, we still face major challenges when developing accurate descriptions of natural food webs <text:span text:style-name="T137">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13">(Poisot </text:span><text:span text:style-name="T112">et al.</text:span><text:span text:style-name="T113">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37">In fact, the “</text:span>lack of knowledge about interactions among species or among groups of species” is <text:span text:style-name="T137">one of</text:span> the <text:span text:style-name="T137">major </text:span>biodiversity <text:span text:style-name="T137">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13">(Hortal </text:span><text:span text:style-name="T112">et al.</text:span><text:span text:style-name="T113">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text:span text:style-name="T137">A reason for this lack of knowledge is that sampling interactions is hard. To observe an interaction, one need the simultaneous detect individuals of two species while interacting. It is </text:span>virtually impossible to sample all interactions <text:span text:style-name="T137">even for</text:span> a <text:span text:style-name="T137">simple </text:span>community <text:span text:style-name="T137">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13">(Chacoff </text:span><text:span text:style-name="T112">et al.</text:span><text:span text:style-name="T113">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The<text:span text:style-name="T137">re are also spatial biases in the</text:span> available food web datasets <text:span text:style-name="T137">towards</text:spa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13">(Cameron </text:span><text:span text:style-name="T112">et al.</text:span><text:span text:style-name="T113"> 2019; Poisot </text:span><text:span text:style-name="T112">et al.</text:span><text:span text:style-name="T113">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ext:s/>Altogether, these biases limit the scale of food web research and are major hurdles toward the needed shift in focus from species to interaction networks in conservation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13">(Harvey </text:span><text:span text:style-name="T112">et al.</text:span><text:span text:style-name="T113">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34"><text:soft-page-break/></text:p>
      <text:p text:style-name="P20"><text:span text:style-name="T138">To fill the these gaps, models to predict trophic interactions have been developed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13">(Strydom </text:span><text:span text:style-name="T112">et al.</text:span><text:span text:style-name="T113">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38">. N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13">(Morales-Castilla </text:span><text:span text:style-name="T112">et al.</text:span><text:span text:style-name="T113">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38">.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13">(Canard </text:span><text:span text:style-name="T112">et al.</text:span><text:span text:style-name="T113">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38">. </text:span><text:span text:style-name="T138">The absence of interaction due to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13">(Morales-Castilla </text:span><text:span text:style-name="T112">et al.</text:span><text:span text:style-name="T113">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38">. </text:span><text:span text:style-name="T138">Even if n</text:span><text:span text:style-name="T38">eutral models </text:span><text:span text:style-name="T138">are</text:span><text:span text:style-name="T38"> able to predict a significant amount of variation in interaction strengths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13">(Canard </text:span><text:span text:style-name="T112">et al.</text:span><text:span text:style-name="T113">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38">, recent research pointed out that co-occurrences are not synonymous to interaction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13">(Blanchet </text:span><text:span text:style-name="T112">et al.</text:span><text:span text:style-name="T113"> 2020; Thurman </text:span><text:span text:style-name="T112">et al.</text:span><text:span text:style-name="T113">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38">. </text:span><text:span text:style-name="T139">In contrast to the neutral model, niche-based models predict that whether or not two species interact depends on their respective traits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13">(Rossberg </text:span><text:span text:style-name="T112">et al.</text:span><text:span text:style-name="T113">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39">N</text:span><text:span text:style-name="T124">on-interactions driven by this niche-based process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13">(Morales-Castilla </text:span><text:span text:style-name="T112">et al.</text:span><text:span text:style-name="T113">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24">, and can be </text:span><text:span text:style-name="T139">predicted</text:span><text:span text:style-name="T124"> by </text:span><text:span text:style-name="T139">trait-based</text:span><text:span text:style-name="T124"> model</text:span><text:span text:style-name="T139">s</text:span><text:span text:style-name="T124">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13">(Bartomeus </text:span><text:span text:style-name="T112">et al.</text:span><text:span text:style-name="T113">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24">. </text:span>Phylogenetic relationships are also informative since they can serve as proxy for trait relationships, and because interactions and species' roles (i.e. species' positions in the food web) tend to be evolutionar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13">(Gómez </text:span><text:span text:style-name="T112">et al.</text:span><text:span text:style-name="T113"> 2010; Stouffer </text:span><text:span text:style-name="T112">et al.</text:span><text:span text:style-name="T113">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33"/>
      <text:p text:style-name="P34"><text:span text:style-name="T140">At the network level, other factors constraint food web beyond the ones</text:span><text:span text:style-name="T125"> acting at the interaction level (neutral and niche processes). </text:span><text:span text:style-name="T141">First, because local interactions are drawn from the pool of interactions at regional scale, local food webs are constraint by the regional web of interactions (named the regional metaweb). Recently,</text:span><text:span text:style-name="T125">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16">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26"> </text:span><text:span text:style-name="T141">even </text:span><text:span text:style-name="T126">showed that </text:span><text:span text:style-name="T141">properties of</text:span><text:span text:style-name="T126"> food web</text:span><text:span text:style-name="T143">s</text:span><text:span text:style-name="T126"> emerge from the </text:span><text:span text:style-name="T143">metaweb</text:span><text:span text:style-name="T126">, suggesting that </text:span><text:span text:style-name="T143">the regional</text:span> food web structure is <text:span text:style-name="T143">the primary constraint on local food web structure</text:span><text:span text:style-name="T126">. </text:span><text:span text:style-name="T143">Second</text:span><text:span text:style-name="T141">, there are evidence that</text:span><text:span text:style-name="T126"> </text:span><text:span text:style-name="T141">the </text:span><text:span text:style-name="T126">environment influence the local realization of the food web. For example, </text:span><text:span text:style-name="T141">primary</text:span><text:span text:style-name="T126"> productivity should </text:span><text:span text:style-name="T141">determine</text:span><text:span text:style-name="T126"> the number of trophic level </text:span><text:span text:style-name="T141">and number of species at each trophic level </text:span><text:span text:style-name="T126">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26">(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26">. </text:span><text:span text:style-name="T141">A</text:span><text:span text:style-name="T126">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13">(Galiana </text:span><text:span text:style-name="T112">et al.</text:span><text:span text:style-name="T113">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26">. </text:span><text:span text:style-name="T141">S</text:span><text:span text:style-name="T126">patial (e.g., habitat diversity) and temporal (e.g., seasonality) is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13">(McMeans </text:span><text:span text:style-name="T112">et al.</text:span><text:span text:style-name="T113"> 2015; Rooney </text:span><text:span text:style-name="T112">et al.</text:span><text:span text:style-name="T113">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26">. For example, species occurring in the same habitat type or season will form highly connected module relative to species not present at the same time or space. </text:span><text:span text:style-name="T143">Finally</text:span><text:span text:style-name="T142">, </text:span><text:span text:style-name="T143">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13">(Grilli </text:span><text:span text:style-name="T112">et al.</text:span><text:span text:style-name="T113">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43">. Theory predicts that for a food web to be persist, it needs to lead to a feasible and stable equilibrium</text:span><text:span text:style-name="T126">. </text:span><text:span text:style-name="T143">In all, food webs </text:span><text:soft-page-break/><text:span text:style-name="T143">are a product of neutral and niche constraints acting at the level of interactions, and neutral, environmental and dynamic constraints at the network level.</text:span></text:p>
      <text:p text:style-name="P34"/>
      <text:h text:style-name="P7" text:outline-level="2">Bird migratory strategies and trends</text:h>
      <text:p text:style-name="P34"><text:span text:style-name="T144">Migratory species are declining around the globe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13">(Bairlein 2016; Studds </text:span><text:span text:style-name="T112">et al.</text:span><text:span text:style-name="T113">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44">. Rosenberg et al. </text:span><text:reference-mark-start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113">(2019)</text:span><text:reference-mark-end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144"> estimated that the abundance of North American birds, for example, have been decreased by 29% between 1970 and 2019</text:span><text:span text:style-name="T127">. </text:span><text:span text:style-name="T144">To slow down this decline, we need a better picture of their ecology over their full annual cycle and protect the entire migratory network they form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13">(Marra </text:span><text:span text:style-name="T112">et al.</text:span><text:span text:style-name="T113"> 2015; Xu </text:span><text:span text:style-name="T112">et al.</text:span><text:span text:style-name="T113">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44">. For example, stressors</text:span><text:span text:style-name="T145"> affecting </text:span><text:span text:style-name="T146">individuals in one season can</text:span><text:span text:style-name="T145"> carry-over to affect </text:span><text:span text:style-name="T146">their</text:span><text:span text:style-name="T145"> performance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11">(Norris </text:span><text:span text:style-name="T112">et al.</text:span><text:span text:style-name="T113"> 2004; Reudink </text:span><text:span text:style-name="T112">et al.</text:span><text:span text:style-name="T113">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45">. </text:span><text:span text:style-name="T146">Despite the importance of a year-around understanding</text:span><text:span text:style-name="T127">, most studies </text:span><text:span text:style-name="T144">historically </text:span><text:span text:style-name="T127">focus</text:span><text:span text:style-name="T144">ed</text:span><text:span text:style-name="T127"> on </text:span><text:span text:style-name="T144">a single</text:span><text:span text:style-name="T127">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13">(Marra </text:span><text:span text:style-name="T112">et al.</text:span><text:span text:style-name="T113">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27">. </text:span><text:span text:style-name="T144">For efficient conservation of migratory birds, we need a better fundamental understanding on how they distribute, respond to the environment, and interact with other species throughout the year.</text:span></text:p>
      <text:p text:style-name="P29"><text:tab/></text:p>
      <text:p text:style-name="P18"><text:span text:style-name="T95">It is believed that migration have evolved in response</text:span><text:span text:style-name="T41"> to seasonality to</text:span><text:span text:style-name="T4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22">(Winger </text:span><text:span text:style-name="T112">et al.</text:span><text:span text:style-name="T113">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40">. Migration has the advantage over other adaptations to seasonal environments (e.g., hibernation, freeze tolerance) </text:span><text:span text:style-name="T43">in </text:span><text:span text:style-name="T40">that </text:span><text:span text:style-name="T43">migrating </text:span><text:span text:style-name="T40">species can maintain similar </text:span><text:span text:style-name="T43">thermal </text:span><text:span text:style-name="T44">conditions</text:span><text:span text:style-name="T40"> throughout the year, </text:span><text:span text:style-name="T45">but </text:span><text:span text:style-name="T43">migration also </text:span><text:span text:style-name="T46">brings </text:span><text:span text:style-name="T45">movement </text:span><text:span text:style-name="T43">costs</text:span><text:span text:style-name="T40">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22">(G</text:span><text:span text:style-name="T113">ómez </text:span><text:span text:style-name="T112">et al.</text:span><text:span text:style-name="T113"> 2016; Nakazawa </text:span><text:span text:style-name="T112">et al.</text:span><text:span text:style-name="T113">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40">.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40">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40"> demonstrated that breeding and w</text:span><text:span text:style-name="T57">intering destinations </text:span><text:span text:style-name="T58">of migratory birds are optimized </text:span><text:span text:style-name="T57">to </text:span><text:span text:style-name="T59">avoid unfavorable climatic conditions</text:span><text:span text:style-name="T57">,</text:span><text:span text:style-name="T40"> competition, and minimize geographic distance travelled. </text:span><text:span text:style-name="T61">Therefore, </text:span><text:span text:style-name="T47">evidence suggests there is</text:span><text:span text:style-name="T40"> a fundamental trade-off between the costs of movement within geographic space and within</text:span><text:span text:style-name="T60"> </text:span><text:span text:style-name="T62">climat</text:span><text:span text:style-name="T63">ic</text:span><text:span text:style-name="T62"> </text:span><text:span text:style-name="T40">niche space </text:span><text:span text:style-name="T117">(Gómez et al., 2016; Nakazawa et al., 2004), but it is poorly understood how the differences between species change the </text:span><text:span text:style-name="T118">balance</text:span><text:span text:style-name="T117"> of this trade-off. </text:span></text:p>
      <text:p text:style-name="P11"><text:span text:style-name="T64"/></text:p>
      <text:p text:style-name="P9"><text:span text:style-name="T64">The degree to which species</text:span><text:span text:style-name="T73"> </text:span><text:span text:style-name="T74">minimize movement within their</text:span><text:span text:style-name="T92"> </text:span><text:span text:style-name="T75">climat</text:span><text:span text:style-name="T76">ic</text:span><text:span text:style-name="T75"> </text:span><text:span text:style-name="T74">niche space</text:span><text:span text:style-name="T64"> </text:span><text:span text:style-name="T77">(hereinafter referred to as ‘</text:span><text:span text:style-name="T78">niche-</text:span><text:span text:style-name="T74">tracking</text:span><text:span text:style-name="T77">’ </text:span><text:span text:style-name="T88">sensu</text:span><text:span text:style-name="T76"> Nakazawa et al., 2004</text:span><text:span text:style-name="T77">)</text:span><text:span text:style-name="T64">, </text:span><text:span text:style-name="T79">as oppose to </text:span><text:span text:style-name="T74">sustaining large variation in climatic conditions</text:span><text:span text:style-name="T46"> </text:span><text:span text:style-name="T49">(hereinafter referred to as</text:span><text:span text:style-name="T50"> ‘</text:span><text:span text:style-name="T51">niche-</text:span><text:span text:style-name="T49">switching</text:span><text:span text:style-name="T50">’ </text:span><text:span text:style-name="T56">sensu</text:span><text:span text:style-name="T52"> Nakazawa et al., 2004</text:span><text:span text:style-name="T49">)</text:span><text:span text:style-name="T79">,</text:span><text:span text:style-name="T64"> ultimately depends on geographic, morphological, life history, </text:span><text:span text:style-name="T76">predatory</text:span><text:span text:style-name="T78">, </text:span><text:span text:style-name="T64">and feeding habit consideration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19">(Cohen &amp; Jetz 2022; McKinnon </text:span><text:span text:style-name="T112">et al.</text:span><text:span text:style-name="T113"> 2010; Zurell </text:span><text:span text:style-name="T112">et al.</text:span><text:span text:style-name="T113">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64">. For </text:span><text:soft-page-break/><text:span text:style-name="T64">example, </text:span><text:reference-mark-start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55UduImIvw"/><text:span text:style-name="T64">Zurell et al. (2018)</text:span><text:reference-mark-end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55UduImIvw"/><text:span text:style-name="T64"> studied the overlap in breeding and wintering </text:span><text:span text:style-name="T80">climatic conditions experienced by</text:span><text:span text:style-name="T64"> 717 Holarctic species and found that region, range position</text:span><text:span text:style-name="T79">, </text:span><text:span text:style-name="T64">and range size were important determinants of tracking. </text:span><text:span text:style-name="T77">T</text:span><text:span text:style-name="T64">hey also found that larger species tended to </text:span><text:span text:style-name="T53">experience more similar breeding and wintering climatic conditions</text:span><text:span text:style-name="T64">, </text:span><text:span text:style-name="T77">contrary to what we might expect and </text:span><text:span text:style-name="T80">to </text:span><text:span text:style-name="T77">the recent findings of J. Cohen &amp; Jetz (2022)</text:span><text:span text:style-name="T64">.</text:span><text:span text:style-name="T81"> </text:span><text:span text:style-name="T54">Larger</text:span><text:span text:style-name="T82"> species </text:span><text:span text:style-name="T83">typically </text:span><text:span text:style-name="T82">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82">(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64"> and </text:span><text:span text:style-name="T78">can </text:span><text:span text:style-name="T83">tolerate</text:span><text:span text:style-name="T64"> </text:span><text:span text:style-name="T55">colder</text:span><text:span text:style-name="T64"> temperature</text:span><text:span text:style-name="T84">s</text:span><text:span text:style-name="T64">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19">(Blackburn </text:span><text:span text:style-name="T112">et al.</text:span><text:span text:style-name="T113">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64">. </text:span><text:span text:style-name="T54">Therefore, it</text:span><text:span text:style-name="T81"> </text:span><text:span text:style-name="T77">should be</text:span><text:span text:style-name="T81"> relatively</text:span><text:span text:style-name="T64"> more beneficial for bigger species to sustain variation </text:span><text:span text:style-name="T80">in climatic conditions</text:span><text:span text:style-name="T64">, </text:span><text:span text:style-name="T73">resulting in an overall broader niche,</text:span><text:span text:style-name="T64"> than to closely track their niche </text:span><text:span text:style-name="T80">optimum</text:span><text:span text:style-name="T64"> throughout the year. In contrast, </text:span><text:span text:style-name="T83">species with larger hand-wing-index, a measure of flight efficiency </text:span><text:reference-mark-start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DYUlhZLSsg"/><text:span text:style-name="T120">(Sheard </text:span><text:span text:style-name="T112">et al.</text:span><text:span text:style-name="T113"> 2020)</text:span><text:reference-mark-end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DYUlhZLSsg"/><text:span text:style-name="T83">, should favour ‘</text:span><text:span text:style-name="T65">niche-</text:span><text:span text:style-name="T83">tracking’</text:span><text:span text:style-name="T64"> </text:span><text:span text:style-name="T54">since </text:span><text:span text:style-name="T64">efficient dispersers </text:span><text:span text:style-name="T83">can </text:span><text:span text:style-name="T54">migrate longer distance at lower energetic cost</text:span><text:span text:style-name="T64">. ‘</text:span><text:span text:style-name="T65">Niche-s</text:span><text:span text:style-name="T81">witching’</text:span><text:span text:style-name="T64"> </text:span><text:span text:style-name="T53">should</text:span><text:span text:style-name="T64"> also </text:span><text:span text:style-name="T53">be</text:span><text:span text:style-name="T85"> </text:span><text:span text:style-name="T86">more</text:span><text:span text:style-name="T64"> beneficial for species with flexible diets. For example, many</text:span><text:span text:style-name="T81"> birds, like </text:span><text:span text:style-name="T87">the Northern cardinal (</text:span><text:span text:style-name="T89">Cardinalis cardinalis</text:span><text:span text:style-name="T90">)</text:span><text:span text:style-name="T91">, </text:span><text:span text:style-name="T81">seasonally switch their diet, </text:span><text:span text:style-name="T86">foraging in the canopy </text:span><text:span text:style-name="T68">to </text:span><text:span text:style-name="T81">eat insects </text:span><text:span text:style-name="T87">and </text:span><text:span text:style-name="T86">berries</text:span><text:span text:style-name="T87"> </text:span><text:span text:style-name="T81">during summer months and </text:span><text:span text:style-name="T86">on the ground for </text:span><text:span text:style-name="T81">grains </text:span><text:span text:style-name="T86">the rest of the yea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6">(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64">. </text:span><text:span text:style-name="T129">While </text:span><text:span text:style-name="T128">these examples show </text:span><text:span text:style-name="T130">how certain traits explain why some birds</text:span><text:span text:style-name="T128"> </text:span><text:span text:style-name="T130">favour movement </text:span><text:span text:style-name="T131">within climatic space over movement in geographic space</text:span><text:span text:style-name="T128">, we are </text:span><text:span text:style-name="T131">still </text:span><text:span text:style-name="T128">lacking evidence </text:span><text:span text:style-name="T130">for other </text:span><text:span text:style-name="T128">traits </text:span><text:span text:style-name="T131">and how they</text:span><text:span text:style-name="T128"> combine to explain the trade-off. </text:span></text:p>
      <text:p text:style-name="P10"/>
      <text:p text:style-name="P19"><text:span text:style-name="T64">If traits can explain the ‘niche-tracking/switching’ trade-off, this would lead to a more mechanistic understanding of the large seasonal shifts in diversity increasingly highlighted in recent literature. For example, </text:span><text:reference-mark-start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IWl2rpysO3"/><text:span text:style-name="T64">Ng et al. (2022)</text:span><text:reference-mark-end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IWl2rpysO3"/><text:span text:style-name="T64"> recently found seasonal shifts in biomass, abundance, and richness of nocturnally migrating landbirds in the United States. The</text:span><text:span text:style-name="T65">y found</text:span><text:span text:style-name="T64"> that birds are more abundant and more diverse in the </text:span><text:span text:style-name="T66">S</text:span><text:span text:style-name="T64">outheast and the Pacific coast during winter, whereas the </text:span><text:span text:style-name="T67">N</text:span><text:span text:style-name="T64">ortheast</text:span><text:span text:style-name="T67">ern</text:span><text:span text:style-name="T64"> and </text:span><text:span text:style-name="T67">M</text:span><text:span text:style-name="T64">idwest</text:span><text:span text:style-name="T67">ern</text:span><text:span text:style-name="T64"> </text:span><text:span text:style-name="T68">U</text:span><text:span text:style-name="T64">nited </text:span><text:span text:style-name="T68">S</text:span><text:span text:style-name="T64">tates </text:span><text:span text:style-name="T48">are</text:span><text:span text:style-name="T64"> home </text:span><text:span text:style-name="T48">to</text:span><text:span text:style-name="T64"> more individuals and species during summer. Similarly, </text:span><text:reference-mark-start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XBKuKPYLux"/><text:span text:style-name="T64">La Sorte et al. (2022)</text:span><text:reference-mark-end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XBKuKPYLux"/><text:span text:style-name="T64"> found that, </text:span><text:span text:style-name="T69">during </text:span><text:span text:style-name="T48">migration</text:span><text:span text:style-name="T69">,</text:span><text:span text:style-name="T64"> bird richness was highest on islands within the northern mid-latitudes, </text:span><text:span text:style-name="T69">whereas, during winter, bird richness was highest on islands within tropical latitudes</text:span><text:span text:style-name="T64">. </text:span><text:span text:style-name="T70">The functional composition of bird assemblages also vary across seasons. </text:span><text:span text:style-name="T65">For example,</text:span><text:span text:style-name="T70"> </text:span><text:reference-mark-start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teJehNtxp"/><text:span text:style-name="T70">Jarzyna &amp; Stagge (2023)</text:span><text:reference-mark-end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teJehNtxp"/><text:span text:style-name="T64"> recently</text:span><text:span text:style-name="T71"> </text:span><text:span text:style-name="T64">found that in the </text:span><text:span text:style-name="T70">N</text:span><text:span text:style-name="T64">ortheast</text:span><text:span text:style-name="T70">ern</text:span><text:span text:style-name="T64"> U</text:span><text:span text:style-name="T70">nited </text:span><text:span text:style-name="T64">S</text:span><text:span text:style-name="T70">tates</text:span><text:span text:style-name="T64">, functional richness is highest in winter despite a loss in species richness. </text:span><text:span text:style-name="T72">Together these results suggest a strong functional basis for seasonal diversity patterns, but the extent to which different traits drive major diversity gradients is less understood.</text:span></text:p>
      <text:p text:style-name="P30"/>
      <text:p text:style-name="P31"><text:soft-page-break/>Overall, birds are also declining in abundances across North America and globally. Some factors explaining their decrease are believed to be human disturbances such as light and water pollution, habitat loss, and climate change. However, not all birds are declining. Traits are potentially a factor explaining the differences among species and groups. For example, insectivores and shorebirds decrease more in abundances than other groups such as waterfowls. Smaller birds and bird that migrate longer distance have been also shown to be more declining. However, better understanding stressors across the annual cycles could uncover other mechanisms why some species are doing better than other. For example, even for a single breeding location, some species are doing better than others. These differences could be better understood by looking at other time of the year. Birds have been shown to form new communities during winter forming a large meta-community and stop-overs location during migration have been shown to be critical for bird survival. Therefore, we can hypothesize that different stressors during breeding, wintering, and migration and impact birds differently, explaining some of the observed differences in trends. </text:p>
      <text:h text:style-name="P8" text:outline-level="2"/>
      <text:h text:style-name="P8"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4-11T15:33:27.267093823</dc:date>
    <dc:creator>Dominique Caron</dc:creator>
    <meta:editing-duration>PT20H31M37S</meta:editing-duration>
    <meta:editing-cycles>53</meta:editing-cycles>
    <meta:document-statistic meta:table-count="0" meta:image-count="0" meta:object-count="0" meta:page-count="10" meta:paragraph-count="29" meta:word-count="3876" meta:character-count="25825" meta:non-whitespace-character-count="21960"/>
    <meta:user-defined meta:name="ZOTERO_PREF_1">&lt;data data-version="3" zotero-version="6.0.27"&gt;&lt;session id="L5NkD4Rs"/&gt;&lt;style id="http://www.zotero.org/styles/ecology-letters" hasBibliography="1" bibliographyStyleHasBeenSet="0"/&gt;&lt;prefs&gt;&lt;pref name="fieldType" value="ReferenceMark"/&gt;&lt;/prefs&gt;&lt;/data&gt;</meta:user-defined>
  </office:meta>
</office:document-meta>
</file>